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00aaa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table:number-columns-repeated="2"/>
          <table:table-cell table:style-name="ce50"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5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style-name="ce50" table:number-columns-repeated="2"/>
          <table:table-cell table:style-name="ce50"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style-name="ce50"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style-name="ce50"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5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table:style-name="ce50" office:value-type="float" office:value="11111" calcext:value-type="float">
            <text:p>11111</text:p>
          </table:table-cell>
          <table:table-cell table:style-name="ce50"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style-name="ce50"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style-name="ce50"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style-name="ce50"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style-name="ce50"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style-name="ce50"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31"/>
          <table:table-cell table:style-name="ce50" table:number-columns-repeated="5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37"/>
          <table:table-cell table:style-name="ce50"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 table:number-rows-repeated="2">
          <table:table-cell table:number-columns-repeated="39"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1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office:value-type="string" calcext:value-type="string">
            <text:p>iloczy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bitow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6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1"/>
          <table:table-cell office:value-type="string" calcext:value-type="string">
            <text:p>Bsize = 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11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10"/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10010101</text:p>
          </table:table-cell>
          <table:table-cell table:number-columns-repeated="46"/>
        </table:table-row>
        <table:table-row table:style-name="ro1">
          <table:table-cell table:style-name="ce50" office:value-type="string" calcext:value-type="string">
            <text:p>1001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00100101</text:p>
          </table:table-cell>
          <table:table-cell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33"/>
        </table:table-row>
        <table:table-row table:style-name="ro1">
          <table:table-cell table:style-name="ce50" office:value-type="string" calcext:value-type="string">
            <text:p>0001111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3"/>
        </table:table-row>
        <table:table-row table:style-name="ro1">
          <table:table-cell table:style-name="ce50" office:value-type="string" calcext:value-type="string">
            <text:p>1011101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style-name="ce50"/>
          <table:table-cell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33"/>
        </table:table-row>
        <table:table-row table:style-name="ro1">
          <table:table-cell table:style-name="ce50"/>
          <table:table-cell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ce50"/>
          <table:table-cell table:number-columns-repeated="46"/>
        </table:table-row>
        <table:table-row table:style-name="ro1">
          <table:table-cell table:style-name="ce50"/>
          <table:table-cell table:number-columns-repeated="46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 style:data-style-name="N2" text:time-value="13:47:56.58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19T15:21:38.487000000</dc:date>
    <meta:editing-duration>PT3H44M1S</meta:editing-duration>
    <meta:editing-cycles>9</meta:editing-cycles>
    <meta:generator>LibreOffice/6.0.2.1$Windows_X86_64 LibreOffice_project/f7f06a8f319e4b62f9bc5095aa112a65d2f3ac89</meta:generator>
    <meta:document-statistic meta:table-count="1" meta:cell-count="854" meta:object-count="0"/>
  </office:meta>
</office:document-meta>
</file>